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FTPAckPacket.setBlockNumber( int block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AckPacket._newDatagram( DatagramPacket datagram ,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FTPAckPacket.getBlock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AckPacket.TFTPAckPacket( DatagramPacket datag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FTPAckPacket.TFTPAckPacket( InetAddress destination , int port , int block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TPAckPacket.newDatag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